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22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row table:style-name="ro1"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2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2"/>
          <table:table-cell table:style-name="ce16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8565/9984" office:value-type="percentage" office:value="0.857872596153846" calcext:value-type="percentage">
            <text:p>85.79%</text:p>
          </table:table-cell>
          <table:table-cell table:formula="of:=9767/9984" office:value-type="percentage" office:value="0.978265224358974" calcext:value-type="percentage">
            <text:p>97.83%</text:p>
          </table:table-cell>
          <table:table-cell table:style-name="ce2" office:value-type="string" calcext:value-type="string">
            <text:p>-</text:p>
          </table:table-cell>
          <table:table-cell table:formula="of:=9597/9984" office:value-type="percentage" office:value="0.961237980769231" calcext:value-type="percentage">
            <text:p>96.12%</text:p>
          </table:table-cell>
          <table:table-cell table:formula="of:=9745/9984" office:value-type="percentage" office:value="0.976061698717949" calcext:value-type="percentage">
            <text:p>97.61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8911/9984" office:value-type="percentage" office:value="0.892528044871795" calcext:value-type="percentage">
            <text:p>89.25%</text:p>
          </table:table-cell>
          <table:table-cell table:formula="of:=9842/9984" office:value-type="percentage" office:value="0.985777243589744" calcext:value-type="percentage">
            <text:p>98.58%</text:p>
          </table:table-cell>
          <table:table-cell table:style-name="ce2" office:value-type="string" calcext:value-type="string">
            <text:p>-</text:p>
          </table:table-cell>
          <table:table-cell table:formula="of:=9597/9984" office:value-type="percentage" office:value="0.961237980769231" calcext:value-type="percentage">
            <text:p>96.12%</text:p>
          </table:table-cell>
          <table:table-cell table:formula="of:=9769/9984" office:value-type="percentage" office:value="0.978465544871795" calcext:value-type="percentage">
            <text:p>97.8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058/9984" office:value-type="percentage" office:value="0.907251602564103" calcext:value-type="percentage">
            <text:p>90.73%</text:p>
          </table:table-cell>
          <table:table-cell table:formula="of:=9842/9984" office:value-type="percentage" office:value="0.985777243589744" calcext:value-type="percentage">
            <text:p>98.58%</text:p>
          </table:table-cell>
          <table:table-cell table:style-name="ce2" office:value-type="string" calcext:value-type="string">
            <text:p>-</text:p>
          </table:table-cell>
          <table:table-cell table:formula="of:=9668/9984" office:value-type="percentage" office:value="0.968349358974359" calcext:value-type="percentage">
            <text:p>96.83%</text:p>
          </table:table-cell>
          <table:table-cell table:formula="of:=9769/9984" office:value-type="percentage" office:value="0.978465544871795" calcext:value-type="percentage">
            <text:p>97.85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7606/9984" office:value-type="percentage" office:value="0.76181891025641" calcext:value-type="percentage">
            <text:p>76.18%</text:p>
          </table:table-cell>
          <table:table-cell table:formula="of:=8754/9984" office:value-type="percentage" office:value="0.876802884615385" calcext:value-type="percentage">
            <text:p>87.68%</text:p>
          </table:table-cell>
          <table:table-cell table:style-name="ce5" office:value-type="string" calcext:value-type="string">
            <text:p>-</text:p>
          </table:table-cell>
          <table:table-cell table:formula="of:=7827/9984" office:value-type="percentage" office:value="0.783954326923077" calcext:value-type="percentage">
            <text:p>78.40%</text:p>
          </table:table-cell>
          <table:table-cell table:formula="of:=8647/9984" office:value-type="percentage" office:value="0.866085737179487" calcext:value-type="percentage">
            <text:p>86.61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8097/9984" office:value-type="percentage" office:value="0.810997596153846" calcext:value-type="percentage">
            <text:p>81.10%</text:p>
          </table:table-cell>
          <table:table-cell table:formula="of:=8754/9984" office:value-type="percentage" office:value="0.876802884615385" calcext:value-type="percentage">
            <text:p>87.68%</text:p>
          </table:table-cell>
          <table:table-cell table:style-name="ce5" office:value-type="string" calcext:value-type="string">
            <text:p>-</text:p>
          </table:table-cell>
          <table:table-cell table:formula="of:=8097/9984" office:value-type="percentage" office:value="0.810997596153846" calcext:value-type="percentage">
            <text:p>81.10%</text:p>
          </table:table-cell>
          <table:table-cell table:formula="of:=8725/9984" office:value-type="percentage" office:value="0.873898237179487" calcext:value-type="percentage">
            <text:p>87.39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8097/9984" office:value-type="percentage" office:value="0.810997596153846" calcext:value-type="percentage">
            <text:p>81.10%</text:p>
          </table:table-cell>
          <table:table-cell table:formula="of:=8844/9984" office:value-type="percentage" office:value="0.885817307692308" calcext:value-type="percentage">
            <text:p>88.58%</text:p>
          </table:table-cell>
          <table:table-cell table:style-name="ce5" office:value-type="string" calcext:value-type="string">
            <text:p>-</text:p>
          </table:table-cell>
          <table:table-cell table:formula="of:=8223/9984" office:value-type="percentage" office:value="0.823617788461538" calcext:value-type="percentage">
            <text:p>82.36%</text:p>
          </table:table-cell>
          <table:table-cell table:formula="of:=8762/9984" office:value-type="percentage" office:value="0.877604166666667" calcext:value-type="percentage">
            <text:p>87.76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22" table:formula="of:=4113/6144" office:value-type="percentage" office:value="0.66943359375" calcext:value-type="percentage">
            <text:p>66.94%</text:p>
          </table:table-cell>
          <table:table-cell table:style-name="ce22" table:formula="of:=4302/6144" office:value-type="percentage" office:value="0.7001953125" calcext:value-type="percentage">
            <text:p>70.02%</text:p>
          </table:table-cell>
          <table:table-cell table:style-name="ce22" table:formula="of:=5261/6144" office:value-type="percentage" office:value="0.856282552083333" calcext:value-type="percentage">
            <text:p>85.63%</text:p>
          </table:table-cell>
          <table:table-cell table:style-name="ce22" table:formula="of:=3671/6144" office:value-type="percentage" office:value="0.597493489583333" calcext:value-type="percentage">
            <text:p>59.75%</text:p>
          </table:table-cell>
          <table:table-cell table:style-name="ce22" table:formula="of:=3729/6144" office:value-type="percentage" office:value="0.60693359375" calcext:value-type="percentage">
            <text:p>60.69%</text:p>
          </table:table-cell>
          <table:table-cell table:style-name="ce22" table:formula="of:=3728/6144" office:value-type="percentage" office:value="0.606770833333333" calcext:value-type="percentage">
            <text:p>60.68%</text:p>
          </table:table-cell>
          <table:table-cell table:style-name="ce8" office:value-type="string" calcext:value-type="string">
            <text:p>CAT_DOG</text:p>
          </table:table-cell>
          <table:table-cell table:style-name="ce22" table:formula="of:=4062/6144" office:value-type="percentage" office:value="0.6611328125" calcext:value-type="percentage">
            <text:p>66.11%</text:p>
          </table:table-cell>
          <table:table-cell table:style-name="ce22" table:formula="of:=4940/6144" office:value-type="percentage" office:value="0.804036458333333" calcext:value-type="percentage">
            <text:p>80.40%</text:p>
          </table:table-cell>
          <table:table-cell table:style-name="ce22" table:formula="of:=5548/6144" office:value-type="percentage" office:value="0.902994791666667" calcext:value-type="percentage">
            <text:p>90.30%</text:p>
          </table:table-cell>
          <table:table-cell table:style-name="ce22" table:formula="of:=3671/6144" office:value-type="percentage" office:value="0.597493489583333" calcext:value-type="percentage">
            <text:p>59.75%</text:p>
          </table:table-cell>
          <table:table-cell table:style-name="ce22" table:formula="of:=3729/6144" office:value-type="percentage" office:value="0.60693359375" calcext:value-type="percentage">
            <text:p>60.69%</text:p>
          </table:table-cell>
          <table:table-cell table:style-name="ce22" table:formula="of:=3788/6144" office:value-type="percentage" office:value="0.616536458333333" calcext:value-type="percentage">
            <text:p>61.65%</text:p>
          </table:table-cell>
          <table:table-cell table:style-name="ce8" office:value-type="string" calcext:value-type="string">
            <text:p>CAT_DOG</text:p>
          </table:table-cell>
          <table:table-cell table:style-name="ce22" table:formula="of:=4217/6144" office:value-type="percentage" office:value="0.686360677083333" calcext:value-type="percentage">
            <text:p>68.64%</text:p>
          </table:table-cell>
          <table:table-cell table:style-name="ce22" table:formula="of:=4933/6144" office:value-type="percentage" office:value="0.802897135416667" calcext:value-type="percentage">
            <text:p>80.29%</text:p>
          </table:table-cell>
          <table:table-cell table:style-name="ce22" table:formula="of:=5547/6144" office:value-type="percentage" office:value="0.90283203125" calcext:value-type="percentage">
            <text:p>90.28%</text:p>
          </table:table-cell>
          <table:table-cell table:style-name="ce22" table:formula="of:=3738/6144" office:value-type="percentage" office:value="0.6083984375" calcext:value-type="percentage">
            <text:p>60.84%</text:p>
          </table:table-cell>
          <table:table-cell table:style-name="ce22" table:formula="of:=3744/6144" office:value-type="percentage" office:value="0.609375" calcext:value-type="percentage">
            <text:p>60.94%</text:p>
          </table:table-cell>
          <table:table-cell table:style-name="ce22" table:formula="of:=4413/6144" office:value-type="percentage" office:value="0.71826171875" calcext:value-type="percentage">
            <text:p>71.83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613/9984" office:value-type="percentage" office:value="0.962840544871795" calcext:value-type="percentage">
            <text:p>96.28%</text:p>
          </table:table-cell>
          <table:table-cell table:formula="of:=9880/9984" office:value-type="percentage" office:value="0.989583333333333" calcext:value-type="percentage">
            <text:p>98.96%</text:p>
          </table:table-cell>
          <table:table-cell table:style-name="ce2" office:value-type="string" calcext:value-type="string">
            <text:p>-</text:p>
          </table:table-cell>
          <table:table-cell table:formula="of:=9628/9984" office:value-type="percentage" office:value="0.964342948717949" calcext:value-type="percentage">
            <text:p>96.43%</text:p>
          </table:table-cell>
          <table:table-cell table:formula="of:=9811/9984" office:value-type="percentage" office:value="0.982672275641026" calcext:value-type="percentage">
            <text:p>98.27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744/9984" office:value-type="percentage" office:value="0.975961538461538" calcext:value-type="percentage">
            <text:p>97.60%</text:p>
          </table:table-cell>
          <table:table-cell table:formula="of:=9880/9984" office:value-type="percentage" office:value="0.989583333333333" calcext:value-type="percentage">
            <text:p>98.96%</text:p>
          </table:table-cell>
          <table:table-cell table:style-name="ce2" office:value-type="string" calcext:value-type="string">
            <text:p>-</text:p>
          </table:table-cell>
          <table:table-cell table:formula="of:=9756/9984" office:value-type="percentage" office:value="0.977163461538462" calcext:value-type="percentage">
            <text:p>97.72%</text:p>
          </table:table-cell>
          <table:table-cell table:formula="of:=9811/9984" office:value-type="percentage" office:value="0.982672275641026" calcext:value-type="percentage">
            <text:p>98.27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744/9984" office:value-type="percentage" office:value="0.975961538461538" calcext:value-type="percentage">
            <text:p>97.60%</text:p>
          </table:table-cell>
          <table:table-cell table:formula="of:=9880/9984" office:value-type="percentage" office:value="0.989583333333333" calcext:value-type="percentage">
            <text:p>98.96%</text:p>
          </table:table-cell>
          <table:table-cell table:style-name="ce2" office:value-type="string" calcext:value-type="string">
            <text:p>-</text:p>
          </table:table-cell>
          <table:table-cell table:formula="of:=9770/9984" office:value-type="percentage" office:value="0.978565705128205" calcext:value-type="percentage">
            <text:p>97.86%</text:p>
          </table:table-cell>
          <table:table-cell table:formula="of:=9811/9984" office:value-type="percentage" office:value="0.982672275641026" calcext:value-type="percentage">
            <text:p>98.27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285/9984" office:value-type="percentage" office:value="0.829827724358974" calcext:value-type="percentage">
            <text:p>82.98%</text:p>
          </table:table-cell>
          <table:table-cell table:formula="of:=8794/9984" office:value-type="percentage" office:value="0.880809294871795" calcext:value-type="percentage">
            <text:p>88.08%</text:p>
          </table:table-cell>
          <table:table-cell table:style-name="ce5" office:value-type="string" calcext:value-type="string">
            <text:p>-</text:p>
          </table:table-cell>
          <table:table-cell table:formula="of:=8148/9984" office:value-type="percentage" office:value="0.816105769230769" calcext:value-type="percentage">
            <text:p>81.61%</text:p>
          </table:table-cell>
          <table:table-cell table:formula="of:=8704/9984" office:value-type="percentage" office:value="0.871794871794872" calcext:value-type="percentage">
            <text:p>87.18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8285/9984" office:value-type="percentage" office:value="0.829827724358974" calcext:value-type="percentage">
            <text:p>82.98%</text:p>
          </table:table-cell>
          <table:table-cell table:formula="of:=8927/9984" office:value-type="percentage" office:value="0.894130608974359" calcext:value-type="percentage">
            <text:p>89.41%</text:p>
          </table:table-cell>
          <table:table-cell table:style-name="ce5" office:value-type="string" calcext:value-type="string">
            <text:p>-</text:p>
          </table:table-cell>
          <table:table-cell table:formula="of:=8329/9984" office:value-type="percentage" office:value="0.834234775641026" calcext:value-type="percentage">
            <text:p>83.42%</text:p>
          </table:table-cell>
          <table:table-cell table:formula="of:=8704/9984" office:value-type="percentage" office:value="0.871794871794872" calcext:value-type="percentage">
            <text:p>87.18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8534/9984" office:value-type="percentage" office:value="0.854767628205128" calcext:value-type="percentage">
            <text:p>85.48%</text:p>
          </table:table-cell>
          <table:table-cell table:formula="of:=8915/9984" office:value-type="percentage" office:value="0.892928685897436" calcext:value-type="percentage">
            <text:p>89.29%</text:p>
          </table:table-cell>
          <table:table-cell table:style-name="ce5" office:value-type="string" calcext:value-type="string">
            <text:p>-</text:p>
          </table:table-cell>
          <table:table-cell table:formula="of:=8437/9984" office:value-type="percentage" office:value="0.845052083333333" calcext:value-type="percentage">
            <text:p>84.51%</text:p>
          </table:table-cell>
          <table:table-cell table:formula="of:=8783/9984" office:value-type="percentage" office:value="0.879707532051282" calcext:value-type="percentage">
            <text:p>87.97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22" table:formula="of:=4296/6144" office:value-type="percentage" office:value="0.69921875" calcext:value-type="percentage">
            <text:p>69.92%</text:p>
          </table:table-cell>
          <table:table-cell table:style-name="ce22" table:formula="of:=4870/6144" office:value-type="percentage" office:value="0.792643229166667" calcext:value-type="percentage">
            <text:p>79.26%</text:p>
          </table:table-cell>
          <table:table-cell table:style-name="ce22" table:formula="of:=5396/6144" office:value-type="percentage" office:value="0.878255208333333" calcext:value-type="percentage">
            <text:p>87.83%</text:p>
          </table:table-cell>
          <table:table-cell table:style-name="ce22" table:formula="of:=3625/6144" office:value-type="percentage" office:value="0.590006510416667" calcext:value-type="percentage">
            <text:p>59.00%</text:p>
          </table:table-cell>
          <table:table-cell table:style-name="ce22" table:formula="of:=4191/6144" office:value-type="percentage" office:value="0.68212890625" calcext:value-type="percentage">
            <text:p>68.21%</text:p>
          </table:table-cell>
          <table:table-cell table:style-name="ce22" table:formula="of:=4933/6144" office:value-type="percentage" office:value="0.802897135416667" calcext:value-type="percentage">
            <text:p>80.29%</text:p>
          </table:table-cell>
          <table:table-cell table:style-name="ce8" office:value-type="string" calcext:value-type="string">
            <text:p>CAT_DOG</text:p>
          </table:table-cell>
          <table:table-cell table:style-name="ce22" table:formula="of:=4296/6144" office:value-type="percentage" office:value="0.69921875" calcext:value-type="percentage">
            <text:p>69.92%</text:p>
          </table:table-cell>
          <table:table-cell table:style-name="ce22" table:formula="of:=5348/6144" office:value-type="percentage" office:value="0.870442708333333" calcext:value-type="percentage">
            <text:p>87.04%</text:p>
          </table:table-cell>
          <table:table-cell table:style-name="ce22" table:formula="of:=5397/6144" office:value-type="percentage" office:value="0.87841796875" calcext:value-type="percentage">
            <text:p>87.84%</text:p>
          </table:table-cell>
          <table:table-cell table:style-name="ce22" table:formula="of:=3720/6144" office:value-type="percentage" office:value="0.60546875" calcext:value-type="percentage">
            <text:p>60.55%</text:p>
          </table:table-cell>
          <table:table-cell table:style-name="ce22" table:formula="of:=4384/6144" office:value-type="percentage" office:value="0.713541666666667" calcext:value-type="percentage">
            <text:p>71.35%</text:p>
          </table:table-cell>
          <table:table-cell table:style-name="ce22" table:formula="of:=4933/6144" office:value-type="percentage" office:value="0.802897135416667" calcext:value-type="percentage">
            <text:p>80.29%</text:p>
          </table:table-cell>
          <table:table-cell table:style-name="ce8" office:value-type="string" calcext:value-type="string">
            <text:p>CAT_DOG</text:p>
          </table:table-cell>
          <table:table-cell table:style-name="ce22" table:formula="of:=4296/6144" office:value-type="percentage" office:value="0.69921875" calcext:value-type="percentage">
            <text:p>69.92%</text:p>
          </table:table-cell>
          <table:table-cell table:style-name="ce22" table:formula="of:=5319/6144" office:value-type="percentage" office:value="0.86572265625" calcext:value-type="percentage">
            <text:p>86.57%</text:p>
          </table:table-cell>
          <table:table-cell table:style-name="ce22" table:formula="of:=5395/6144" office:value-type="percentage" office:value="0.878092447916667" calcext:value-type="percentage">
            <text:p>87.81%</text:p>
          </table:table-cell>
          <table:table-cell table:style-name="ce22" table:formula="of:=3714/6144" office:value-type="percentage" office:value="0.6044921875" calcext:value-type="percentage">
            <text:p>60.45%</text:p>
          </table:table-cell>
          <table:table-cell table:style-name="ce22" table:formula="of:=4523/6144" office:value-type="percentage" office:value="0.736165364583333" calcext:value-type="percentage">
            <text:p>73.62%</text:p>
          </table:table-cell>
          <table:table-cell table:style-name="ce22" table:formula="of:=5140/6144" office:value-type="percentage" office:value="0.836588541666667" calcext:value-type="percentage">
            <text:p>83.66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749/9984" office:value-type="percentage" office:value="0.97646233974359" calcext:value-type="percentage">
            <text:p>97.65%</text:p>
          </table:table-cell>
          <table:table-cell table:formula="of:=9901/9984" office:value-type="percentage" office:value="0.991686698717949" calcext:value-type="percentage">
            <text:p>99.17%</text:p>
          </table:table-cell>
          <table:table-cell table:style-name="ce2" office:value-type="string" calcext:value-type="string">
            <text:p>-</text:p>
          </table:table-cell>
          <table:table-cell table:formula="of:=9686/9984" office:value-type="percentage" office:value="0.970152243589744" calcext:value-type="percentage">
            <text:p>97.02%</text:p>
          </table:table-cell>
          <table:table-cell table:formula="of:=9842/9984" office:value-type="percentage" office:value="0.985777243589744" calcext:value-type="percentage">
            <text:p>98.58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20/9984" office:value-type="percentage" office:value="0.983573717948718" calcext:value-type="percentage">
            <text:p>98.36%</text:p>
          </table:table-cell>
          <table:table-cell table:formula="of:=9901/9984" office:value-type="percentage" office:value="0.991686698717949" calcext:value-type="percentage">
            <text:p>99.17%</text:p>
          </table:table-cell>
          <table:table-cell table:style-name="ce2" office:value-type="string" calcext:value-type="string">
            <text:p>-</text:p>
          </table:table-cell>
          <table:table-cell table:formula="of:=9745/9984" office:value-type="percentage" office:value="0.976061698717949" calcext:value-type="percentage">
            <text:p>97.61%</text:p>
          </table:table-cell>
          <table:table-cell table:formula="of:=9842/9984" office:value-type="percentage" office:value="0.985777243589744" calcext:value-type="percentage">
            <text:p>98.58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35/9984" office:value-type="percentage" office:value="0.985076121794872" calcext:value-type="percentage">
            <text:p>98.51%</text:p>
          </table:table-cell>
          <table:table-cell table:formula="of:=9901/9984" office:value-type="percentage" office:value="0.991686698717949" calcext:value-type="percentage">
            <text:p>99.17%</text:p>
          </table:table-cell>
          <table:table-cell table:style-name="ce2" office:value-type="string" calcext:value-type="string">
            <text:p>-</text:p>
          </table:table-cell>
          <table:table-cell table:formula="of:=9780/9984" office:value-type="percentage" office:value="0.979567307692308" calcext:value-type="percentage">
            <text:p>97.96%</text:p>
          </table:table-cell>
          <table:table-cell table:formula="of:=9842/9984" office:value-type="percentage" office:value="0.985777243589744" calcext:value-type="percentage">
            <text:p>98.58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299/9984" office:value-type="percentage" office:value="0.831229967948718" calcext:value-type="percentage">
            <text:p>83.12%</text:p>
          </table:table-cell>
          <table:table-cell table:formula="of:=8773/9984" office:value-type="percentage" office:value="0.87870592948718" calcext:value-type="percentage">
            <text:p>87.87%</text:p>
          </table:table-cell>
          <table:table-cell table:style-name="ce5" office:value-type="string" calcext:value-type="string">
            <text:p>-</text:p>
          </table:table-cell>
          <table:table-cell table:formula="of:=8354/9984" office:value-type="percentage" office:value="0.836738782051282" calcext:value-type="percentage">
            <text:p>83.67%</text:p>
          </table:table-cell>
          <table:table-cell table:formula="of:=8701/9984" office:value-type="percentage" office:value="0.871494391025641" calcext:value-type="percentage">
            <text:p>87.1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8559/9984" office:value-type="percentage" office:value="0.857271634615385" calcext:value-type="percentage">
            <text:p>85.73%</text:p>
          </table:table-cell>
          <table:table-cell table:formula="of:=8924/9984" office:value-type="percentage" office:value="0.893830128205128" calcext:value-type="percentage">
            <text:p>89.38%</text:p>
          </table:table-cell>
          <table:table-cell table:style-name="ce5" office:value-type="string" calcext:value-type="string">
            <text:p>-</text:p>
          </table:table-cell>
          <table:table-cell table:formula="of:=8605/9984" office:value-type="percentage" office:value="0.861879006410256" calcext:value-type="percentage">
            <text:p>86.19%</text:p>
          </table:table-cell>
          <table:table-cell table:formula="of:=8701/9984" office:value-type="percentage" office:value="0.871494391025641" calcext:value-type="percentage">
            <text:p>87.1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8559/9984" office:value-type="percentage" office:value="0.857271634615385" calcext:value-type="percentage">
            <text:p>85.73%</text:p>
          </table:table-cell>
          <table:table-cell table:formula="of:=8923/9984" office:value-type="percentage" office:value="0.893729967948718" calcext:value-type="percentage">
            <text:p>89.37%</text:p>
          </table:table-cell>
          <table:table-cell table:style-name="ce5" office:value-type="string" calcext:value-type="string">
            <text:p>-</text:p>
          </table:table-cell>
          <table:table-cell table:formula="of:=8605/9984" office:value-type="percentage" office:value="0.861879006410256" calcext:value-type="percentage">
            <text:p>86.19%</text:p>
          </table:table-cell>
          <table:table-cell table:formula="of:=8844/9984" office:value-type="percentage" office:value="0.885817307692308" calcext:value-type="percentage">
            <text:p>88.58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22" table:formula="of:=4313/6144" office:value-type="percentage" office:value="0.701985677083333" calcext:value-type="percentage">
            <text:p>70.20%</text:p>
          </table:table-cell>
          <table:table-cell table:style-name="ce22" table:formula="of:=5057/6144" office:value-type="percentage" office:value="0.823079427083333" calcext:value-type="percentage">
            <text:p>82.31%</text:p>
          </table:table-cell>
          <table:table-cell table:style-name="ce22" table:formula="of:=5162/6144" office:value-type="percentage" office:value="0.840169270833333" calcext:value-type="percentage">
            <text:p>84.02%</text:p>
          </table:table-cell>
          <table:table-cell table:style-name="ce22" table:formula="of:=3738/6144" office:value-type="percentage" office:value="0.6083984375" calcext:value-type="percentage">
            <text:p>60.84%</text:p>
          </table:table-cell>
          <table:table-cell table:style-name="ce22" table:formula="of:=4215/6144" office:value-type="percentage" office:value="0.68603515625" calcext:value-type="percentage">
            <text:p>68.60%</text:p>
          </table:table-cell>
          <table:table-cell table:style-name="ce22" table:formula="of:=4758/6144" office:value-type="percentage" office:value="0.7744140625" calcext:value-type="percentage">
            <text:p>77.44%</text:p>
          </table:table-cell>
          <table:table-cell table:style-name="ce8" office:value-type="string" calcext:value-type="string">
            <text:p>CAT_DOG</text:p>
          </table:table-cell>
          <table:table-cell table:style-name="ce22" table:formula="of:=4260/6144" office:value-type="percentage" office:value="0.693359375" calcext:value-type="percentage">
            <text:p>69.34%</text:p>
          </table:table-cell>
          <table:table-cell table:style-name="ce22" table:formula="of:=5252/6144" office:value-type="percentage" office:value="0.854817708333333" calcext:value-type="percentage">
            <text:p>85.48%</text:p>
          </table:table-cell>
          <table:table-cell table:style-name="ce22" table:formula="of:=5180/6144" office:value-type="percentage" office:value="0.843098958333333" calcext:value-type="percentage">
            <text:p>84.31%</text:p>
          </table:table-cell>
          <table:table-cell table:style-name="ce22" table:formula="of:=3738/6144" office:value-type="percentage" office:value="0.6083984375" calcext:value-type="percentage">
            <text:p>60.84%</text:p>
          </table:table-cell>
          <table:table-cell table:style-name="ce22" table:formula="of:=4686/6144" office:value-type="percentage" office:value="0.7626953125" calcext:value-type="percentage">
            <text:p>76.27%</text:p>
          </table:table-cell>
          <table:table-cell table:style-name="ce22" table:formula="of:=4944/6144" office:value-type="percentage" office:value="0.8046875" calcext:value-type="percentage">
            <text:p>80.47%</text:p>
          </table:table-cell>
          <table:table-cell table:style-name="ce8" office:value-type="string" calcext:value-type="string">
            <text:p>CAT_DOG</text:p>
          </table:table-cell>
          <table:table-cell table:style-name="ce22" table:formula="of:=4416/6144" office:value-type="percentage" office:value="0.71875" calcext:value-type="percentage">
            <text:p>71.88%</text:p>
          </table:table-cell>
          <table:table-cell table:style-name="ce22" table:formula="of:=5367/6144" office:value-type="percentage" office:value="0.87353515625" calcext:value-type="percentage">
            <text:p>87.35%</text:p>
          </table:table-cell>
          <table:table-cell table:style-name="ce22" table:formula="of:=5251/6144" office:value-type="percentage" office:value="0.854654947916667" calcext:value-type="percentage">
            <text:p>85.47%</text:p>
          </table:table-cell>
          <table:table-cell table:style-name="ce22" table:formula="of:=3959/6144" office:value-type="percentage" office:value="0.644368489583333" calcext:value-type="percentage">
            <text:p>64.44%</text:p>
          </table:table-cell>
          <table:table-cell table:style-name="ce22" table:formula="of:=4686/6144" office:value-type="percentage" office:value="0.7626953125" calcext:value-type="percentage">
            <text:p>76.27%</text:p>
          </table:table-cell>
          <table:table-cell table:style-name="ce22" table:formula="of:=5119/6144" office:value-type="percentage" office:value="0.833170572916667" calcext:value-type="percentage">
            <text:p>83.32%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Kernel3 AVG:</text:p>
          </table:table-cell>
          <table:table-cell table:style-name="ce24" table:formula="of:=AVERAGE([.B5:.B7])" office:value-type="percentage" office:value="0.763041700053419" calcext:value-type="percentage">
            <text:p>76.30%</text:p>
          </table:table-cell>
          <table:table-cell table:style-name="ce24" table:formula="of:=AVERAGE([.C5:.C7])" office:value-type="percentage" office:value="0.851754473824786" calcext:value-type="percentage">
            <text:p>85.18%</text:p>
          </table:table-cell>
          <table:table-cell table:style-name="ce24" table:formula="of:=AVERAGE([.D5:.D7])" office:value-type="percentage" office:value="0.856282552083333" calcext:value-type="percentage">
            <text:p>85.63%</text:p>
          </table:table-cell>
          <table:table-cell table:style-name="ce24" table:formula="of:=AVERAGE([.E5:.E7])" office:value-type="percentage" office:value="0.780895265758547" calcext:value-type="percentage">
            <text:p>78.09%</text:p>
          </table:table-cell>
          <table:table-cell table:style-name="ce24" table:formula="of:=AVERAGE([.F5:.F7])" office:value-type="percentage" office:value="0.816360343215812" calcext:value-type="percentage">
            <text:p>81.64%</text:p>
          </table:table-cell>
          <table:table-cell table:style-name="ce24" table:formula="of:=AVERAGE([.G5:.G7])" office:value-type="percentage" office:value="0.606770833333333" calcext:value-type="percentage">
            <text:p>60.68%</text:p>
          </table:table-cell>
          <table:table-cell table:style-name="Default" office:value-type="string" calcext:value-type="string">
            <text:p>Kernel3 AVG:</text:p>
          </table:table-cell>
          <table:table-cell table:style-name="ce24" table:formula="of:=AVERAGE([.I5:.I7])" office:value-type="percentage" office:value="0.788219484508547" calcext:value-type="percentage">
            <text:p>78.82%</text:p>
          </table:table-cell>
          <table:table-cell table:style-name="ce24" table:formula="of:=AVERAGE([.J5:.J7])" office:value-type="percentage" office:value="0.888872195512821" calcext:value-type="percentage">
            <text:p>88.89%</text:p>
          </table:table-cell>
          <table:table-cell table:style-name="ce24" table:formula="of:=AVERAGE([.K5:.K7])" office:value-type="percentage" office:value="0.902994791666667" calcext:value-type="percentage">
            <text:p>90.30%</text:p>
          </table:table-cell>
          <table:table-cell table:style-name="ce24" table:formula="of:=AVERAGE([.L5:.L7])" office:value-type="percentage" office:value="0.78990968883547" calcext:value-type="percentage">
            <text:p>78.99%</text:p>
          </table:table-cell>
          <table:table-cell table:style-name="ce24" table:formula="of:=AVERAGE([.M5:.M7])" office:value-type="percentage" office:value="0.819765791933761" calcext:value-type="percentage">
            <text:p>81.98%</text:p>
          </table:table-cell>
          <table:table-cell table:style-name="ce24" table:formula="of:=AVERAGE([.N5:.N7])" office:value-type="percentage" office:value="0.616536458333333" calcext:value-type="percentage">
            <text:p>61.65%</text:p>
          </table:table-cell>
          <table:table-cell table:style-name="Default" office:value-type="string" calcext:value-type="string">
            <text:p>Kernel3 AVG:</text:p>
          </table:table-cell>
          <table:table-cell table:style-name="ce24" table:formula="of:=AVERAGE([.P5:.P7])" office:value-type="percentage" office:value="0.801536625267094" calcext:value-type="percentage">
            <text:p>80.15%</text:p>
          </table:table-cell>
          <table:table-cell table:style-name="ce24" table:formula="of:=AVERAGE([.Q5:.Q7])" office:value-type="percentage" office:value="0.891497228899573" calcext:value-type="percentage">
            <text:p>89.15%</text:p>
          </table:table-cell>
          <table:table-cell table:style-name="ce24" table:formula="of:=AVERAGE([.R5:.R7])" office:value-type="percentage" office:value="0.90283203125" calcext:value-type="percentage">
            <text:p>90.28%</text:p>
          </table:table-cell>
          <table:table-cell table:style-name="ce24" table:formula="of:=AVERAGE([.S5:.S7])" office:value-type="percentage" office:value="0.800121861645299" calcext:value-type="percentage">
            <text:p>80.01%</text:p>
          </table:table-cell>
          <table:table-cell table:style-name="ce24" table:formula="of:=AVERAGE([.T5:.T7])" office:value-type="percentage" office:value="0.821814903846154" calcext:value-type="percentage">
            <text:p>82.18%</text:p>
          </table:table-cell>
          <table:table-cell table:style-name="ce24" table:formula="of:=AVERAGE([.U5:.U7])" office:value-type="percentage" office:value="0.71826171875" calcext:value-type="percentage">
            <text:p>71.83%</text:p>
          </table:table-cell>
        </table:table-row>
        <table:table-row table:style-name="ro1">
          <table:table-cell table:style-name="Default" office:value-type="string" calcext:value-type="string">
            <text:p>Kernel5 AVG:</text:p>
          </table:table-cell>
          <table:table-cell table:style-name="ce24" table:formula="of:=AVERAGE([.B11:.B13])" office:value-type="percentage" office:value="0.830629006410256" calcext:value-type="percentage">
            <text:p>83.06%</text:p>
          </table:table-cell>
          <table:table-cell table:style-name="ce24" table:formula="of:=AVERAGE([.C11:.C13])" office:value-type="percentage" office:value="0.887678619123932" calcext:value-type="percentage">
            <text:p>88.77%</text:p>
          </table:table-cell>
          <table:table-cell table:style-name="ce24" table:formula="of:=AVERAGE([.D11:.D13])" office:value-type="percentage" office:value="0.878255208333333" calcext:value-type="percentage">
            <text:p>87.83%</text:p>
          </table:table-cell>
          <table:table-cell table:style-name="ce24" table:formula="of:=AVERAGE([.E11:.E13])" office:value-type="percentage" office:value="0.790151742788462" calcext:value-type="percentage">
            <text:p>79.02%</text:p>
          </table:table-cell>
          <table:table-cell table:style-name="ce24" table:formula="of:=AVERAGE([.F11:.F13])" office:value-type="percentage" office:value="0.845532017895299" calcext:value-type="percentage">
            <text:p>84.55%</text:p>
          </table:table-cell>
          <table:table-cell table:style-name="ce24" table:formula="of:=AVERAGE([.G11:.G13])" office:value-type="percentage" office:value="0.802897135416667" calcext:value-type="percentage">
            <text:p>80.29%</text:p>
          </table:table-cell>
          <table:table-cell table:style-name="Default" office:value-type="string" calcext:value-type="string">
            <text:p>Kernel5 AVG:</text:p>
          </table:table-cell>
          <table:table-cell table:style-name="ce24" table:formula="of:=AVERAGE([.I11:.I13])" office:value-type="percentage" office:value="0.835002670940171" calcext:value-type="percentage">
            <text:p>83.50%</text:p>
          </table:table-cell>
          <table:table-cell table:style-name="ce24" table:formula="of:=AVERAGE([.J11:.J13])" office:value-type="percentage" office:value="0.918052216880342" calcext:value-type="percentage">
            <text:p>91.81%</text:p>
          </table:table-cell>
          <table:table-cell table:style-name="ce24" table:formula="of:=AVERAGE([.K11:.K13])" office:value-type="percentage" office:value="0.87841796875" calcext:value-type="percentage">
            <text:p>87.84%</text:p>
          </table:table-cell>
          <table:table-cell table:style-name="ce24" table:formula="of:=AVERAGE([.L11:.L13])" office:value-type="percentage" office:value="0.805622329059829" calcext:value-type="percentage">
            <text:p>80.56%</text:p>
          </table:table-cell>
          <table:table-cell table:style-name="ce24" table:formula="of:=AVERAGE([.M11:.M13])" office:value-type="percentage" office:value="0.856002938034188" calcext:value-type="percentage">
            <text:p>85.60%</text:p>
          </table:table-cell>
          <table:table-cell table:style-name="ce24" table:formula="of:=AVERAGE([.N11:.N13])" office:value-type="percentage" office:value="0.802897135416667" calcext:value-type="percentage">
            <text:p>80.29%</text:p>
          </table:table-cell>
          <table:table-cell table:style-name="Default" office:value-type="string" calcext:value-type="string">
            <text:p>Kernel5 AVG:</text:p>
          </table:table-cell>
          <table:table-cell table:style-name="ce24" table:formula="of:=AVERAGE([.P11:.P13])" office:value-type="percentage" office:value="0.843315972222222" calcext:value-type="percentage">
            <text:p>84.33%</text:p>
          </table:table-cell>
          <table:table-cell table:style-name="ce24" table:formula="of:=AVERAGE([.Q11:.Q13])" office:value-type="percentage" office:value="0.916078225160256" calcext:value-type="percentage">
            <text:p>91.61%</text:p>
          </table:table-cell>
          <table:table-cell table:style-name="ce24" table:formula="of:=AVERAGE([.R11:.R13])" office:value-type="percentage" office:value="0.878092447916667" calcext:value-type="percentage">
            <text:p>87.81%</text:p>
          </table:table-cell>
          <table:table-cell table:style-name="ce24" table:formula="of:=AVERAGE([.S11:.S13])" office:value-type="percentage" office:value="0.809369991987179" calcext:value-type="percentage">
            <text:p>80.94%</text:p>
          </table:table-cell>
          <table:table-cell table:style-name="ce24" table:formula="of:=AVERAGE([.T11:.T13])" office:value-type="percentage" office:value="0.86618172409188" calcext:value-type="percentage">
            <text:p>86.62%</text:p>
          </table:table-cell>
          <table:table-cell table:style-name="ce24" table:formula="of:=AVERAGE([.U11:.U13])" office:value-type="percentage" office:value="0.836588541666667" calcext:value-type="percentage">
            <text:p>83.66%</text:p>
          </table:table-cell>
        </table:table-row>
        <table:table-row table:style-name="ro1">
          <table:table-cell table:style-name="Default" office:value-type="string" calcext:value-type="string">
            <text:p>Kernel7 AVG:</text:p>
          </table:table-cell>
          <table:table-cell table:style-name="ce24" table:formula="of:=AVERAGE([.B17:.B19])" office:value-type="percentage" office:value="0.836559328258547" calcext:value-type="percentage">
            <text:p>83.66%</text:p>
          </table:table-cell>
          <table:table-cell table:style-name="ce24" table:formula="of:=AVERAGE([.C17:.C19])" office:value-type="percentage" office:value="0.897824018429487" calcext:value-type="percentage">
            <text:p>89.78%</text:p>
          </table:table-cell>
          <table:table-cell table:style-name="ce24" table:formula="of:=AVERAGE([.D17:.D19])" office:value-type="percentage" office:value="0.840169270833333" calcext:value-type="percentage">
            <text:p>84.02%</text:p>
          </table:table-cell>
          <table:table-cell table:style-name="ce24" table:formula="of:=AVERAGE([.E17:.E19])" office:value-type="percentage" office:value="0.805096487713675" calcext:value-type="percentage">
            <text:p>80.51%</text:p>
          </table:table-cell>
          <table:table-cell table:style-name="ce24" table:formula="of:=AVERAGE([.F17:.F19])" office:value-type="percentage" office:value="0.847768930288462" calcext:value-type="percentage">
            <text:p>84.78%</text:p>
          </table:table-cell>
          <table:table-cell table:style-name="ce24" table:formula="of:=AVERAGE([.G17:.G19])" office:value-type="percentage" office:value="0.7744140625" calcext:value-type="percentage">
            <text:p>77.44%</text:p>
          </table:table-cell>
          <table:table-cell table:style-name="Default" office:value-type="string" calcext:value-type="string">
            <text:p>Kernel7 AVG:</text:p>
          </table:table-cell>
          <table:table-cell table:style-name="ce24" table:formula="of:=AVERAGE([.I17:.I19])" office:value-type="percentage" office:value="0.844734909188034" calcext:value-type="percentage">
            <text:p>84.47%</text:p>
          </table:table-cell>
          <table:table-cell table:style-name="ce24" table:formula="of:=AVERAGE([.J17:.J19])" office:value-type="percentage" office:value="0.91344484508547" calcext:value-type="percentage">
            <text:p>91.34%</text:p>
          </table:table-cell>
          <table:table-cell table:style-name="ce24" table:formula="of:=AVERAGE([.K17:.K19])" office:value-type="percentage" office:value="0.843098958333333" calcext:value-type="percentage">
            <text:p>84.31%</text:p>
          </table:table-cell>
          <table:table-cell table:style-name="ce24" table:formula="of:=AVERAGE([.L17:.L19])" office:value-type="percentage" office:value="0.815446380876069" calcext:value-type="percentage">
            <text:p>81.54%</text:p>
          </table:table-cell>
          <table:table-cell table:style-name="ce24" table:formula="of:=AVERAGE([.M17:.M19])" office:value-type="percentage" office:value="0.873322315705128" calcext:value-type="percentage">
            <text:p>87.33%</text:p>
          </table:table-cell>
          <table:table-cell table:style-name="ce24" table:formula="of:=AVERAGE([.N17:.N19])" office:value-type="percentage" office:value="0.8046875" calcext:value-type="percentage">
            <text:p>80.47%</text:p>
          </table:table-cell>
          <table:table-cell table:style-name="Default" office:value-type="string" calcext:value-type="string">
            <text:p>Kernel7 AVG:</text:p>
          </table:table-cell>
          <table:table-cell table:style-name="ce24" table:formula="of:=AVERAGE([.P17:.P19])" office:value-type="percentage" office:value="0.853699252136752" calcext:value-type="percentage">
            <text:p>85.37%</text:p>
          </table:table-cell>
          <table:table-cell table:style-name="ce24" table:formula="of:=AVERAGE([.Q17:.Q19])" office:value-type="percentage" office:value="0.919650607638889" calcext:value-type="percentage">
            <text:p>91.97%</text:p>
          </table:table-cell>
          <table:table-cell table:style-name="ce24" table:formula="of:=AVERAGE([.R17:.R19])" office:value-type="percentage" office:value="0.854654947916667" calcext:value-type="percentage">
            <text:p>85.47%</text:p>
          </table:table-cell>
          <table:table-cell table:style-name="ce24" table:formula="of:=AVERAGE([.S17:.S19])" office:value-type="percentage" office:value="0.828604934561966" calcext:value-type="percentage">
            <text:p>82.86%</text:p>
          </table:table-cell>
          <table:table-cell table:style-name="ce24" table:formula="of:=AVERAGE([.T17:.T19])" office:value-type="percentage" office:value="0.878096621260684" calcext:value-type="percentage">
            <text:p>87.81%</text:p>
          </table:table-cell>
          <table:table-cell table:style-name="ce24" table:formula="of:=AVERAGE([.U17:.U19])" office:value-type="percentage" office:value="0.833170572916667" calcext:value-type="percentage">
            <text:p>83.32%</text:p>
          </table:table-cell>
        </table:table-row>
        <table:table-row table:style-name="ro1">
          <table:table-cell table:style-name="Default"/>
          <table:table-cell table:style-name="ce2" table:number-columns-repeated="6"/>
          <table:table-cell table:style-name="Default"/>
          <table:table-cell table:style-name="ce2" table:number-columns-repeated="6"/>
          <table:table-cell table:style-name="Default"/>
          <table:table-cell table:style-name="ce2" table:number-columns-repeated="6"/>
        </table:table-row>
        <table:table-row table:style-name="ro1">
          <table:table-cell table:style-name="Default" office:value-type="string" calcext:value-type="string">
            <text:p>Patience3 AVG:</text:p>
          </table:table-cell>
          <table:table-cell table:style-name="ce24" table:formula="of:=AVERAGE([.B22:.B24])" office:value-type="percentage" office:value="0.810076678240741" calcext:value-type="percentage">
            <text:p>81.01%</text:p>
          </table:table-cell>
          <table:table-cell table:style-name="ce24" table:formula="of:=AVERAGE([.C22:.C24])" office:value-type="percentage" office:value="0.879085703792735" calcext:value-type="percentage">
            <text:p>87.91%</text:p>
          </table:table-cell>
          <table:table-cell table:style-name="ce24" table:formula="of:=AVERAGE([.D22:.D24])" office:value-type="percentage" office:value="0.858235677083333" calcext:value-type="percentage">
            <text:p>85.82%</text:p>
          </table:table-cell>
          <table:table-cell table:style-name="ce24" table:formula="of:=AVERAGE([.E22:.E24])" office:value-type="percentage" office:value="0.792047832086895" calcext:value-type="percentage">
            <text:p>79.20%</text:p>
          </table:table-cell>
          <table:table-cell table:style-name="ce24" table:formula="of:=AVERAGE([.F22:.F24])" office:value-type="percentage" office:value="0.836553763799858" calcext:value-type="percentage">
            <text:p>83.66%</text:p>
          </table:table-cell>
          <table:table-cell table:style-name="ce24" table:formula="of:=AVERAGE([.G22:.G24])" office:value-type="percentage" office:value="0.72802734375" calcext:value-type="percentage">
            <text:p>72.80%</text:p>
          </table:table-cell>
          <table:table-cell table:style-name="Default" office:value-type="string" calcext:value-type="string">
            <text:p>Patience5 AVG:</text:p>
          </table:table-cell>
          <table:table-cell table:style-name="ce24" table:formula="of:=AVERAGE([.I22:.I24])" office:value-type="percentage" office:value="0.822652354878917" calcext:value-type="percentage">
            <text:p>82.27%</text:p>
          </table:table-cell>
          <table:table-cell table:style-name="ce24" table:formula="of:=AVERAGE([.J22:.J24])" office:value-type="percentage" office:value="0.906789752492878" calcext:value-type="percentage">
            <text:p>90.68%</text:p>
          </table:table-cell>
          <table:table-cell table:style-name="ce24" table:formula="of:=AVERAGE([.K22:.K24])" office:value-type="percentage" office:value="0.874837239583333" calcext:value-type="percentage">
            <text:p>87.48%</text:p>
          </table:table-cell>
          <table:table-cell table:style-name="ce24" table:formula="of:=AVERAGE([.L22:.L24])" office:value-type="percentage" office:value="0.803659466257123" calcext:value-type="percentage">
            <text:p>80.37%</text:p>
          </table:table-cell>
          <table:table-cell table:style-name="ce24" table:formula="of:=AVERAGE([.M22:.M24])" office:value-type="percentage" office:value="0.849697015224359" calcext:value-type="percentage">
            <text:p>84.97%</text:p>
          </table:table-cell>
          <table:table-cell table:style-name="ce24" table:formula="of:=AVERAGE([.N22:.N24])" office:value-type="percentage" office:value="0.741373697916667" calcext:value-type="percentage">
            <text:p>74.14%</text:p>
          </table:table-cell>
          <table:table-cell table:style-name="Default" office:value-type="string" calcext:value-type="string">
            <text:p>Patience7 AVG:</text:p>
          </table:table-cell>
          <table:table-cell table:style-name="ce24" table:formula="of:=AVERAGE([.P22:.P24])" office:value-type="percentage" office:value="0.832850616542023" calcext:value-type="percentage">
            <text:p>83.29%</text:p>
          </table:table-cell>
          <table:table-cell table:style-name="ce24" table:formula="of:=AVERAGE([.Q22:.Q24])" office:value-type="percentage" office:value="0.909075353899573" calcext:value-type="percentage">
            <text:p>90.91%</text:p>
          </table:table-cell>
          <table:table-cell table:style-name="ce24" table:formula="of:=AVERAGE([.R22:.R24])" office:value-type="percentage" office:value="0.878526475694444" calcext:value-type="percentage">
            <text:p>87.85%</text:p>
          </table:table-cell>
          <table:table-cell table:style-name="ce24" table:formula="of:=AVERAGE([.S22:.S24])" office:value-type="percentage" office:value="0.812698929398148" calcext:value-type="percentage">
            <text:p>81.27%</text:p>
          </table:table-cell>
          <table:table-cell table:style-name="ce24" table:formula="of:=AVERAGE([.T22:.T24])" office:value-type="percentage" office:value="0.855364416399573" calcext:value-type="percentage">
            <text:p>85.54%</text:p>
          </table:table-cell>
          <table:table-cell table:style-name="ce24" table:formula="of:=AVERAGE([.U22:.U24])" office:value-type="percentage" office:value="0.796006944444444" calcext:value-type="percentage">
            <text:p>79.6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10:58:35.7697938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5:57.669291024</meta:creation-date>
    <dc:date>2024-04-30T13:34:46.229288358</dc:date>
    <meta:editing-duration>P1DT2H6M</meta:editing-duration>
    <meta:editing-cycles>148</meta:editing-cycles>
    <meta:generator>LibreOffice/24.2.2.2$Linux_X86_64 LibreOffice_project/420$Build-2</meta:generator>
    <meta:document-statistic meta:table-count="1" meta:cell-count="351" meta:object-count="0"/>
  </office:meta>
</office:document-meta>
</file>